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писания по <text:span text:style-name="T1">AIT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тажировк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<text:span text:style-name="T1">0</text:span> часов / 24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верить ПИР Матвеева, Семочкина и Бабило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9"><text:span text:style-name="T2">0,00%</text:span></text:p>
          </table:table-cell>
          <table:table-cell table:style-name="Таблица1.A2" office:value-type="string">
            <text:p text:style-name="P11">2 часа / 0 часов</text:p>
          </table:table-cell>
          <table:table-cell table:style-name="Таблица1.E2" office:value-type="string">
            <text:p text:style-name="P11">Внеплановые задачи</text:p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ценарий, озвучивание и сборка видео урока № 4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11">12 часов / 9 часов</text:p>
          </table:table-cell>
          <table:table-cell table:style-name="Таблица1.E2" office:value-type="string">
            <text:p text:style-name="P11">Внеплановая задача от <text:span text:style-name="T1">Blazemeter</text:span></text:p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<text:span text:style-name="T1">/ </text:span>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<text:span text:style-name="T1">Blazemeter </text:span>(<text:span text:style-name="T1">End clothing</text:span>)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1 час</text:p>
          </table:table-cell>
          <table:table-cell table:style-name="Таблица1.E2" office:value-type="string">
            <text:p text:style-name="P11">Только мое время. 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<text:span text:style-name="T1">QA meeting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9"><text:span text:style-name="T2">0,00%</text:span></text:p>
          </table:table-cell>
          <table:table-cell table:style-name="Таблица1.A2" office:value-type="string">
            <text:p text:style-name="P9">2 <text:span text:style-name="T2">часа / 0 часов</text:span></text:p>
          </table:table-cell>
          <table:table-cell table:style-name="Таблица1.E2" office:value-type="string">
            <text:p text:style-name="P11">Митинг отменен</text:p>
          </table:table-cell>
        </table:table-row>
        <table:table-row table:style-name="Таблица1.1">
          <table:table-cell table:style-name="Таблица1.A2" office:value-type="string">
            <text:p text:style-name="P11">Провести ревизию задач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6 часов / 0 часов</text:p>
          </table:table-cell>
          <table:table-cell table:style-name="Таблица1.E2" office:value-type="string">
            <text:p text:style-name="P11">Внеплановая задача от <text:span text:style-name="T1">Blazemeter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/></text:p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/></text:p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2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Настройка новых приложений для записи <text:span text:style-name="T1">video </text:span>уроков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2">4</text:span> <text:span text:style-name="T2">часа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Собеседования. Подготовка и проведение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2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Внеплановая задача от <text:span text:style-name="T1">Blazemeter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11">7 часов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тажировк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31">
            <text:p text:style-name="P11">31.05.17</text:p>
          </table:table-cell>
          <table:table-cell table:style-name="Таблица4.A2" office:value-type="string">
            <text:p text:style-name="P11">16 часов</text:p>
          </table:table-cell>
          <table:table-cell table:style-name="Таблица4.E2" office:value-type="string">
            <text:p text:style-name="P11">Фирсанов К.А.</text:p>
            <text:p text:style-name="P11">Харитонов М.</text:p>
            <text:p text:style-name="P11">Кайгородова 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4">
            <text:p text:style-name="P11">04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Озвучивание и сборка видео урока № 4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30">
            <text:p text:style-name="P11">30.05.17</text:p>
          </table:table-cell>
          <table:table-cell table:style-name="Таблица4.A2" office:value-type="string">
            <text:p text:style-name="P11">7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2">
            <text:p text:style-name="P11">02.06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<text:span text:style-name="T1">Blazemeter </text:span>(<text:span text:style-name="T1">End clothing</text:span>)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30">
            <text:p text:style-name="P11">30.05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 Дудник В. 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ценария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2">
            <text:p text:style-name="P11">02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  <text:p text:style-name="P11">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еминара по тестированию <text:span text:style-name="T1">CEMobile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29">
            <text:p text:style-name="P9">29.05.17</text:p>
          </table:table-cell>
          <table:table-cell table:style-name="Таблица4.A2" office:value-type="string">
            <text:p text:style-name="P9">1 <text:span text:style-name="T2">час</text:span></text:p>
          </table:table-cell>
          <table:table-cell table:style-name="Таблица4.E2" office:value-type="string">
            <text:p text:style-name="P11">Фирсанов К.А. Михайлов М. Круть 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5-29T11:54:45.85</dc:date>
    <meta:editing-cycles>65</meta:editing-cycles>
    <meta:editing-duration>PT22H56M55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22" meta:word-count="345" meta:character-count="2180"/>
  </office:meta>
</office:document-meta>
</file>